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508a" officeooo:paragraph-rsid="000c508a"/>
    </style:style>
    <style:style style:name="P2" style:family="paragraph" style:parent-style-name="Standard">
      <style:text-properties fo:font-weight="bold" officeooo:rsid="000c508a" officeooo:paragraph-rsid="000c508a" style:font-weight-asian="bold" style:font-weight-complex="bold"/>
    </style:style>
    <style:style style:name="P3" style:family="paragraph" style:parent-style-name="Standard">
      <style:text-properties fo:font-weight="bold" officeooo:rsid="000d6e0b" officeooo:paragraph-rsid="000d6e0b" style:font-weight-asian="bold" style:font-weight-complex="bold"/>
    </style:style>
    <style:style style:name="P4" style:family="paragraph" style:parent-style-name="Standard">
      <style:text-properties fo:font-weight="bold" officeooo:rsid="000eb71d" officeooo:paragraph-rsid="000eb71d" style:font-weight-asian="bold" style:font-weight-complex="bold"/>
    </style:style>
    <style:style style:name="P5" style:family="paragraph" style:parent-style-name="Standard">
      <style:text-properties fo:font-weight="bold" officeooo:rsid="000fd706" officeooo:paragraph-rsid="000fd70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6e0b" officeooo:paragraph-rsid="000d6e0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c508a" officeooo:paragraph-rsid="000c508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b71d" officeooo:paragraph-rsid="000eb71d" style:font-weight-asian="bold" style:font-weight-complex="bold"/>
    </style:style>
    <style:style style:name="P9" style:family="paragraph" style:parent-style-name="Standard">
      <style:text-properties fo:font-weight="normal" officeooo:rsid="000eb71d" officeooo:paragraph-rsid="000eb71d" style:font-weight-asian="normal" style:font-weight-complex="normal"/>
    </style:style>
    <style:style style:name="P10" style:family="paragraph" style:parent-style-name="Standard">
      <style:text-properties fo:font-weight="normal" officeooo:rsid="000fd706" officeooo:paragraph-rsid="000fd706" style:font-weight-asian="normal" style:font-weight-complex="normal"/>
    </style:style>
    <style:style style:name="P11" style:family="paragraph" style:parent-style-name="Standard">
      <style:text-properties fo:font-weight="normal" officeooo:rsid="001171c3" officeooo:paragraph-rsid="001171c3" style:font-weight-asian="normal" style:font-weight-complex="normal"/>
    </style:style>
    <style:style style:name="P12" style:family="paragraph" style:parent-style-name="Table_20_Contents">
      <style:text-properties officeooo:rsid="000eb71d" officeooo:paragraph-rsid="000eb7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6e0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fos</text:p>
      <text:p text:style-name="P1">Grafos= (V,A)</text:p>
      <text:p text:style-name="P1">V= {vértice}</text:p>
      <text:p text:style-name="P1">A= {pares ordenados de vértices (vertice1,vertice2)}</text:p>
      <text:p text:style-name="P1">Arista(VI,VK); VI= vértice de origen, VK= vértice destino, siempre que el grafo sea dirigido</text:p>
      <text:p text:style-name="P1"/>
      <text:p text:style-name="P1">Grafo es <text:span text:style-name="T1">dirigido</text:span> si <text:s/>Ai=(vi,vk) que pertenece al conjunto A no implica que la arista(vk,vi) pertenezca al mismo conjunto</text:p>
      <text:p text:style-name="P1"/>
      <text:p text:style-name="P1">Grafo es <text:span text:style-name="T1">NO dirigido</text:span> si se da la implicancia</text:p>
      <text:p text:style-name="P1"/>
      <text:p text:style-name="P1">Grado de entrada y Grado de salida de un vértice en grafos dirigidos</text:p>
      <text:p text:style-name="P1"/>
      <text:p text:style-name="P1"><text:span text:style-name="T1">Grado de entrada</text:span> de Vk es la cantidad de aristas donde Vk es el vértice de destino</text:p>
      <text:p text:style-name="P1"/>
      <text:p text:style-name="P1"><text:span text:style-name="T1">Grado de salida </text:span>de Vk es la cantidad de aristas donde Vk es el vértice de origen.</text:p>
      <text:p text:style-name="P1"/>
      <text:p text:style-name="P1"><text:span text:style-name="T1">Camino </text:span>es una secuencia de vértices, V1,V2,……,Vn tal que (Vi, Vi+1) sea arista del grafo</text:p>
      <text:p text:style-name="P1"/>
      <text:p text:style-name="P2">Ciclo <text:span text:style-name="T2">es un camino V1,…,Vn th V1-Vn</text:span></text:p>
      <text:p text:style-name="P2"><text:span text:style-name="T2"/></text:p>
      <text:p text:style-name="P2">Costo o valor a un arista <text:span text:style-name="T2">es el valor asociado a una arista . </text:span><text:span text:style-name="T3">No es necesario que exista</text:span></text:p>
      <text:p text:style-name="P2"><text:span text:style-name="T3"/></text:p>
      <text:p text:style-name="P3">Costo de un camino <text:span text:style-name="T2"><text:s/>es la suma de los costos o valores de las aristas que forman el camino</text:span></text:p>
      <text:p text:style-name="P3"><text:span text:style-name="T2"/></text:p>
      <text:p text:style-name="P3">Camino acíclico <text:span text:style-name="T2">si no contiene ningún ciclo</text:span></text:p>
      <text:p text:style-name="P3"><text:span text:style-name="T2"/></text:p>
      <text:p text:style-name="P6">Representación</text:p>
      <text:p text:style-name="P3"><text:span text:style-name="T2"/></text:p>
      <text:p text:style-name="P3">Estática<text:span text:style-name="T2">: Matriz de Adyacencia</text:span></text:p>
      <text:p text:style-name="P3"><text:span text:style-name="T2"/></text:p>
      <text:p text:style-name="P3">Dinámica<text:span text:style-name="T2">: |V| es grande y está en el mismo orden que |A|: listas de adyacencia</text:span></text:p>
      <text:p text:style-name="P3"><text:span text:style-name="T2"/></text:p>
      <text:p text:style-name="P3"><text:span text:style-name="T2">Es una lista con todos los vértices, y por cada vértice hay asociada una lista con los adyacentes a ese vértice </text:span></text:p>
      <table:table table:name="Tabla1" table:style-name="Tabla1">
        <table:table-column table:style-name="Tabla1.A" table:number-columns-repeated="4"/>
        <table:table-row table:style-name="TableLine2295850528400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2">3</text:p>
          </table:table-cell>
          <table:table-cell table:style-name="Tabla1.A1" office:value-type="string">
            <text:p text:style-name="P12">UNDEF</text:p>
          </table:table-cell>
          <table:table-cell table:style-name="Tabla1.D1" office:value-type="string">
            <text:p text:style-name="P12">UNDEF</text:p>
          </table:table-cell>
        </table:table-row>
        <table:table-row table:style-name="TableLine2295850528400"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2295850528400">
          <table:table-cell table:style-name="Tabla1.A2" office:value-type="string">
            <text:p text:style-name="P12">UNDEF</text:p>
          </table:table-cell>
          <table:table-cell table:style-name="Tabla1.A2" office:value-type="string">
            <text:p text:style-name="P12">UNDEF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12">1</text:p>
          </table:table-cell>
        </table:table-row>
        <table:table-row table:style-name="TableLine2295850528400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2">2</text:p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3"><text:span text:style-name="T2"/></text:p>
      <text:p text:style-name="P4"><text:span text:style-name="T2">1={(2,3)}</text:span></text:p>
      <text:p text:style-name="P4"><text:span text:style-name="T2">2={(1,1)}</text:span></text:p>
      <text:p text:style-name="P4"><text:span text:style-name="T2">3={(4,1}</text:span></text:p>
      <text:p text:style-name="P4"><text:span text:style-name="T2">4={(3,2)}</text:span></text:p>
      <text:p text:style-name="P4"><text:span text:style-name="T2"/></text:p>
      <text:p text:style-name="P8">Algoritmos:</text:p>
      <text:p text:style-name="P4"><text:span text:style-name="T2">Algoritmo de Dijkstra= Grafo dirigido, el camino más corto entre un origen y un destino</text:span></text:p>
      <text:p text:style-name="P4"><text:soft-page-break/><text:span text:style-name="T2">Algoritmo de Floyd= Grafo dirigido, el camino más corto entre todos los origenes contra todos los destinos </text:span></text:p>
      <text:p text:style-name="P2"/>
      <text:p text:style-name="P9">Determinar el árbol de cobertura mínima(Minnimum Spanning Tree- MST), grafo no dirigido, da el subconjunto de aristas del grafo original tal que hay un camino que une a todos los vertices del grafo con costo mínimo </text:p>
      <text:p text:style-name="P9"/>
      <text:p text:style-name="P5">Algoritmos de tipo Greedy- avaro</text:p>
      <text:p text:style-name="P10">una serie de paso para resolver, En cada caso elijo siempre la opción que mejor resultado brinda en forma local, sin tener en cuenta el resultado global</text:p>
      <text:p text:style-name="P10"/>
      <text:p text:style-name="P11">Ejemplo de selección de monedas</text:p>
      <text:p text:style-name="P11"/>
      <text:p text:style-name="P11">1,5,10,20,25 ctvs</text:p>
      <text:p text:style-name="P11"/>
      <text:p text:style-name="P11">determinar la menor cantidad de monedas que formen un determinado importe </text:p>
      <text:p text:style-name="P11"/>
      <text:p text:style-name="P11">el algoritmo greedy para dar el vuelto es elegir la moneda de mayor denominación tal que sea menor al resto del vuelto a cubrir</text:p>
      <text:p text:style-name="P11"/>
      <text:p text:style-name="P11">Pago con un billete de $1000 un importe de $200→ tengo que cubrir $800</text:p>
      <text:p text:style-name="P11">Tomo un billete de $500→ me faltan por cubrir $300</text:p>
      <text:p text:style-name="P11">Tomo un billete de $200→ me faltan por cubrir $100</text:p>
      <text:p text:style-name="P11">Tomo un billete de $100→ cubrí todo</text:p>
      <text:p text:style-name="P11"/>
      <text:p text:style-name="P11">Que paso si tengo que dar $0.4</text:p>
      <text:p text:style-name="P11"/>
      <text:p text:style-name="P11">greedy toma .25 faltan .15</text:p>
      <text:p text:style-name="P11"><text:tab/>toma 10 faltan .05</text:p>
      <text:p text:style-name="P11"><text:tab/>toma 5, cubrí todo </text:p>
      <text:p text:style-name="P11"/>
      <text:p text:style-name="P11">busqueda en amplitud/ profundidad</text:p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4:25:27.389000000</meta:creation-date>
    <dc:date>2021-06-09T16:07:35.112000000</dc:date>
    <meta:editing-duration>PT8M26S</meta:editing-duration>
    <meta:editing-cycles>1</meta:editing-cycles>
    <meta:document-statistic meta:table-count="1" meta:image-count="0" meta:object-count="0" meta:page-count="2" meta:paragraph-count="50" meta:word-count="428" meta:character-count="2394" meta:non-whitespace-character-count="2007"/>
    <meta:generator>LibreOffice/7.0.4.2$Windows_X86_64 LibreOffice_project/dcf040e67528d9187c66b2379df5ea4407429775</meta:generator>
  </office:meta>
</office:document-meta>
</file>